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27451" officeooo:paragraph-rsid="003e92f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79bde" officeooo:paragraph-rsid="003e92f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fb0ba" officeooo:paragraph-rsid="002a97d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a346" officeooo:paragraph-rsid="003e92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1a14" officeooo:paragraph-rsid="003e92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3e92ff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baa" officeooo:paragraph-rsid="003e92f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3e92ff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3e92ff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27451" officeooo:paragraph-rsid="003e92f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f215" officeooo:paragraph-rsid="003ff215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c3dc2" officeooo:paragraph-rsid="003e92ff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e92ff" officeooo:paragraph-rsid="003e92ff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1a39" officeooo:paragraph-rsid="003e92ff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3e92ff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3e92ff" style:font-size-asian="12pt" style:font-weight-asian="normal" style:font-size-complex="12pt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3e92ff" style:font-size-asian="12pt" style:font-weight-asian="normal" style:font-size-complex="12pt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65c72" officeooo:paragraph-rsid="003e92ff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3e92ff" style:font-size-asian="12pt" style:font-weight-asian="normal" style:font-size-complex="12pt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c191" officeooo:paragraph-rsid="003e92ff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c447" officeooo:paragraph-rsid="0043e7f2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rsid="003c3dc2" officeooo:paragraph-rsid="003e92ff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3e92ff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3e92ff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3e92ff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3e92ff"/>
    </style:style>
    <style:style style:name="P30" style:family="paragraph" style:parent-style-name="Standard" style:list-style-name="L6">
      <style:paragraph-properties fo:text-align="start" style:justify-single-word="false"/>
      <style:text-properties officeooo:paragraph-rsid="003e92ff"/>
    </style:style>
    <style:style style:name="P31" style:family="paragraph" style:parent-style-name="Standard" style:list-style-name="L8">
      <style:paragraph-properties fo:text-align="start" style:justify-single-word="false"/>
      <style:text-properties officeooo:paragraph-rsid="003e92ff"/>
    </style:style>
    <style:style style:name="P32" style:family="paragraph" style:parent-style-name="Standard" style:list-style-name="L10">
      <style:paragraph-properties fo:text-align="start" style:justify-single-word="false"/>
      <style:text-properties officeooo:paragraph-rsid="003e92ff"/>
    </style:style>
    <style:style style:name="P33" style:family="paragraph" style:parent-style-name="Standard" style:list-style-name="L10">
      <style:paragraph-properties fo:text-align="start" style:justify-single-word="false"/>
      <style:text-properties officeooo:paragraph-rsid="0042367a"/>
    </style:style>
    <style:style style:name="P34" style:family="paragraph" style:parent-style-name="Standard" style:list-style-name="L10">
      <style:paragraph-properties fo:text-align="start" style:justify-single-word="false"/>
      <style:text-properties fo:font-weight="normal" officeooo:rsid="003e92ff" officeooo:paragraph-rsid="003e92ff" style:font-weight-asian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weight="normal" officeooo:rsid="0042367a" officeooo:paragraph-rsid="0042367a" style:font-weight-asian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3161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44d7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8678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65c72" style:font-weight-asian="bold" style:font-weight-complex="bold"/>
    </style:style>
    <style:style style:name="T12" style:family="text">
      <style:text-properties fo:font-weight="bold" officeooo:rsid="00527451" style:font-weight-asian="bold" style:font-weight-complex="bold"/>
    </style:style>
    <style:style style:name="T13" style:family="text">
      <style:text-properties fo:font-weight="bold" officeooo:rsid="00554fc0" style:font-weight-asian="bold" style:font-weight-complex="bold"/>
    </style:style>
    <style:style style:name="T14" style:family="text">
      <style:text-properties officeooo:rsid="0038c31e"/>
    </style:style>
    <style:style style:name="T15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65c7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2745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735c8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51a3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09f0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236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normal" officeooo:rsid="00565c72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weight="normal" officeooo:rsid="00527451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weight="normal" officeooo:rsid="00551a39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weight="normal" officeooo:rsid="005759af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59b27b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3e92ff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" fo:font-size="12pt" fo:font-weight="normal" officeooo:rsid="003ff215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" fo:font-size="12pt" fo:font-weight="normal" officeooo:rsid="00409f0a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" fo:font-size="12pt" fo:font-weight="normal" officeooo:rsid="0042367a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554fc0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551a39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officeooo:rsid="003e92ff" style:font-size-asian="12pt" style:font-size-complex="12pt"/>
    </style:style>
    <style:style style:name="T36" style:family="text">
      <style:text-properties officeooo:rsid="00565c72"/>
    </style:style>
    <style:style style:name="T37" style:family="text">
      <style:text-properties officeooo:rsid="00527451"/>
    </style:style>
    <style:style style:name="T38" style:family="text">
      <style:text-properties officeooo:rsid="005735c8"/>
    </style:style>
    <style:style style:name="T39" style:family="text">
      <style:text-properties officeooo:rsid="00551a39"/>
    </style:style>
    <style:style style:name="T40" style:family="text">
      <style:text-properties officeooo:rsid="00554fc0"/>
    </style:style>
    <style:style style:name="T41" style:family="text">
      <style:text-properties officeooo:rsid="005759af"/>
    </style:style>
    <style:style style:name="T42" style:family="text">
      <style:text-properties officeooo:rsid="003e92ff"/>
    </style:style>
    <style:style style:name="T43" style:family="text">
      <style:text-properties officeooo:rsid="00409f0a"/>
    </style:style>
    <style:style style:name="T44" style:family="text">
      <style:text-properties officeooo:rsid="0042935d"/>
    </style:style>
    <style:style style:name="T45" style:family="text">
      <style:text-properties fo:color="#c9211e" loext:opacity="100%" style:text-line-through-style="none" style:text-line-through-type="none" style:font-name="DejaVu Sans Condensed" fo:font-size="12pt" fo:font-weight="bold" officeooo:rsid="00554fc0" style:font-size-asian="12pt" style:font-weight-asian="bold" style:font-size-complex="12pt" style:font-weight-complex="bold"/>
    </style:style>
    <style:style style:name="T46" style:family="text">
      <style:text-properties fo:color="#c9211e" loext:opacity="100%" style:text-line-through-style="none" style:text-line-through-type="none" style:font-name="DejaVu Sans Condensed" fo:font-size="12pt" fo:font-weight="bold" officeooo:rsid="0042935d" style:font-size-asian="12pt" style:font-weight-asian="bold" style:font-size-complex="12pt" style:font-weight-complex="bold"/>
    </style:style>
    <style:style style:name="T47" style:family="text">
      <style:text-properties fo:color="#c9211e" loext:opacity="100%" style:text-line-through-style="none" style:text-line-through-type="none" style:font-name="DejaVu Sans Condensed" fo:font-size="12pt" fo:font-weight="bold" officeooo:rsid="00551a39" style:font-size-asian="12pt" style:font-weight-asian="bold" style:font-size-complex="12pt" style:font-weight-complex="bold"/>
    </style:style>
    <style:style style:name="T48" style:family="text">
      <style:text-properties fo:color="#c9211e" loext:opacity="100%" style:text-line-through-style="none" style:text-line-through-type="none" style:font-name="DejaVu Sans Condensed" fo:font-size="12pt" fo:font-weight="bold" officeooo:rsid="003e92ff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4</text:span><text:span text:style-name="T6">0</text:span><text:span text:style-name="T7">1</text:span><text:span text:style-name="T3"> - </text:span><text:span text:style-name="T1">A/</text:span><text:span text:style-name="T2">A</text:span><text:span text:style-name="T4"> - A/A </text:span><text:span text:style-name="T7">guns and </text:span><text:span text:style-name="T4">missiles</text:span></text:p>
      <text:p text:style-name="P5"/>
      <text:p text:style-name="P2">Fence In</text:p>
      <text:list xml:id="list178915136" text:style-name="L1">
        <text:list-item>
          <text:p text:style-name="P10"><text:span text:style-name="T12">All weapon </text:span><text:span text:style-name="T11">CB </text:span><text:span text:style-name="T12">switches on center console top</text:span><text:span text:style-name="T37"> ... </text:span><text:span text:style-name="T12">On</text:span></text:p>
        </text:list-item>
        <text:list-item>
          <text:p text:style-name="P26"><text:span text:style-name="T16">CANNON GS switch</text:span><text:span text:style-name="T23"> ... </text:span><text:span text:style-name="T20">ARM</text:span><text:span text:style-name="T23"> (forward) </text:span><text:span text:style-name="T30">(</text:span><text:span text:style-name="T20">B2 button</text:span><text:span text:style-name="T30">) </text:span><text:span text:style-name="T23">(left wall outboard of throttle, partially hidden under canopy rail)</text:span></text:p>
        </text:list-item>
        <text:list-item>
          <text:p text:style-name="P11"><text:span text:style-name="T10">PYRO switch</text:span> ... <text:span text:style-name="T10">As needed</text:span> (default is <text:span text:style-name="T10">I</text:span>)<text:span text:style-name="T36"> (left instrument panel)</text:span></text:p>
        </text:list-item>
        <text:list-item>
          <text:p text:style-name="P11"><text:span text:style-name="T10">EXPL CHARGE GS </text:span><text:span text:style-name="T11">button</text:span><text:span text:style-name="T36"> </text:span>... <text:span text:style-name="T10">Press</text:span> to load gun using pyro charge<text:span text:style-name="T36"> (left instrument panel)</text:span></text:p>
        </text:list-item>
        <text:list-item>
          <text:p text:style-name="P26"><text:span text:style-name="T17">Weapons Safety Cover</text:span><text:span text:style-name="T24"> ... </text:span><text:span text:style-name="T20">Down</text:span><text:span text:style-name="T24"> (</text:span><text:span text:style-name="T17">Flip-down Trigger press</text:span><text:span text:style-name="T24">, tab on front of stick flips down to engage trigger)</text:span></text:p>
        </text:list-item>
        <text:list-item>
          <text:p text:style-name="P11"><text:span text:style-name="T10">Trigger fires all weapons</text:span>.</text:p>
        </text:list-item>
      </text:list>
      <text:p text:style-name="P6"/>
      <text:p text:style-name="P3"><text:span text:style-name="T38">Cannon -- under-nose mounted </text:span><text:span text:style-name="T37">G</text:span><text:span text:style-name="T36">Sh</text:span><text:span text:style-name="T37">-23L</text:span><text:span text:style-name="T38">,</text:span><text:span text:style-name="T37"> 23 </text:span>mm<text:span text:style-name="T39">, 150 rounds</text:span><text:span text:style-name="T40"> (L-39ZA only)</text:span></text:p>
      <text:list xml:id="list2534206846" text:style-name="L2">
        <text:list-item>
          <text:p text:style-name="P27"><text:span text:style-name="T45">IMPORTANT! For </text:span><text:span text:style-name="T46">cannon</text:span><text:span text:style-name="T45"> to fire, s</text:span><text:span text:style-name="T47">peed must be over 400 kph/216 kts</text:span><text:span text:style-name="T45">, AOA must be less than 6 deg (triangular AOA light to right of gunsight must be off), and G must be within -2 to +6.</text:span><text:span text:style-name="T48"> <text:s/>That means the cannon is not good for air to air!</text:span></text:p>
        </text:list-item>
        <text:list-item>
          <text:p text:style-name="P27"><text:span text:style-name="T17">NOTE</text:span><text:span text:style-name="T24"> When firing, </text:span><text:span text:style-name="T17">throttle is automatically cut</text:span><text:span text:style-name="T24"> to prevent engine flameout from gun gas ingestion. <text:s/>RPMs will continue to drop as long as gun is firing. <text:s/>Short bursts and sufficient speed recommended.</text:span></text:p>
        </text:list-item>
      </text:list>
      <text:list xml:id="list1405273828" text:style-name="L3">
        <text:list-item>
          <text:p text:style-name="P12">Charge cannon with <text:span text:style-name="T10">Fence In</text:span> steps above.</text:p>
        </text:list-item>
        <text:list-item>
          <text:p text:style-name="P14">Gunsight can be set to GYRO or FIXED (default) with switch on the side of the base. <text:s/>In GYRO mode, gunsight will calculate lead for distance and wingspan:</text:p>
          <text:list>
            <text:list-item>
              <text:p text:style-name="P14">Set wingspan by rotating large knob on front of gunsight base.</text:p>
            </text:list-item>
            <text:list-item>
              <text:p text:style-name="P14">Set distance to match target with Middle Finger Hat up/down.</text:p>
            </text:list-item>
          </text:list>
        </text:list-item>
        <text:list-item>
          <text:p text:style-name="P28"><text:span text:style-name="T17">Weapons Safety Cover</text:span><text:span text:style-name="T24"> ... </text:span><text:span text:style-name="T18">Down</text:span><text:span text:style-name="T24"> (</text:span><text:span text:style-name="T17">Flip-down Trigger press</text:span><text:span text:style-name="T24">, tab on front of stick flips </text:span><text:span text:style-name="T17">down</text:span><text:span text:style-name="T24"> to engage trigger)</text:span></text:p>
        </text:list-item>
        <text:list-item>
          <text:p text:style-name="P12"><text:span text:style-name="T40">When </text:span><text:span text:style-name="T13">firing conditions are met</text:span><text:span text:style-name="T40"> (speed, AOA, Gs),</text:span> fire with <text:span text:style-name="T10">Trigger</text:span>.</text:p>
        </text:list-item>
      </text:list>
      <text:list xml:id="list3166026016" text:style-name="L4">
        <text:list-item>
          <text:list>
            <text:list-item>
              <text:p text:style-name="P29"><text:span text:style-name="T22">T</text:span><text:span text:style-name="T24">here is no rounds counter, total firing time is </text:span><text:span text:style-name="T25">about 2.5</text:span><text:span text:style-name="T24"> secs.</text:span></text:p>
            </text:list-item>
          </text:list>
        </text:list-item>
        <text:list-item>
          <text:p text:style-name="P25"><text:span text:style-name="T9">W</text:span><text:span text:style-name="T8">ingspans:</text:span></text:p>
          <text:list>
            <text:list-item>
              <text:p text:style-name="P15">MiG-29: 37 ft</text:p>
            </text:list-item>
            <text:list-item>
              <text:p text:style-name="P15">F-16: 33 ft</text:p>
            </text:list-item>
            <text:list-item>
              <text:p text:style-name="P15">Su-27: 48 ft</text:p>
            </text:list-item>
            <text:list-item>
              <text:p text:style-name="P15">MiG-21: 24 ft</text:p>
            </text:list-item>
            <text:list-item>
              <text:p text:style-name="P15">MiG-19: 30 ft</text:p>
            </text:list-item>
            <text:list-item>
              <text:p text:style-name="P13">L-39: 31 ft</text:p>
            </text:list-item>
            <text:list-item>
              <text:p text:style-name="P16"><text:span text:style-name="T37">C</text:span>-101: 35 ft</text:p>
            </text:list-item>
          </text:list>
        </text:list-item>
      </text:list>
      <text:p text:style-name="P7"/>
      <text:p text:style-name="P9"><text:span text:style-name="T18">Gunpods -- </text:span><text:span text:style-name="T19">PK-3 </text:span><text:span text:style-name="T18">7.62 mm</text:span></text:p>
      <text:list xml:id="list1117222554" text:style-name="L5">
        <text:list-item>
          <text:p text:style-name="P17"><text:span text:style-name="T12">NOTE</text:span><text:span text:style-name="T37"> When firing, </text:span><text:span text:style-name="T12">throttle is automatically cut</text:span><text:span text:style-name="T37"> to prevent engine flameout from gun gas ingestion. <text:s/>RPMs will continue to drop as long as gun is firing. <text:s/>Short bursts and sufficient speed recommended.</text:span></text:p>
        </text:list-item>
        <text:list-item>
          <text:p text:style-name="P24">PK-3 gunpods are not limited by speed, AOA, or Gs, unlike the internal cannon.</text:p>
        </text:list-item>
      </text:list>
      <text:list xml:id="list3948633020" text:style-name="L6">
        <text:list-item>
          <text:p text:style-name="P18">Charge guns with <text:span text:style-name="T10">EXPL CHARGE GUNS</text:span> switches on left instrument panel (OUTER and/or INNER as needed)</text:p>
        </text:list-item>
        <text:list-item>
          <text:p text:style-name="P30"><text:span text:style-name="T16">WEAPON CARRIER</text:span><text:span text:style-name="T23"> pushbutton</text:span><text:span text:style-name="T26">s</text:span><text:span text:style-name="T23"> ... Select </text:span><text:span text:style-name="T27">gunpod</text:span><text:span text:style-name="T23"> pylons (</text:span><text:span text:style-name="T27">left</text:span><text:span text:style-name="T23"> button is outer, right button is inner)</text:span></text:p>
        </text:list-item>
      </text:list>
      <text:list xml:id="list4245355160" text:style-name="L7">
        <text:list-item>
          <text:list>
            <text:list-item>
              <text:p text:style-name="P19">Both pylons can be selected at once; if different weapons are loaded, <text:span text:style-name="T41">only outer </text:span>pylons<text:span text:style-name="T41"> will fire.</text:span></text:p>
            </text:list-item>
            <text:list-item>
              <text:p text:style-name="P19">To deselect a pylon, press the small gray button below the white pushbutton.</text:p>
            </text:list-item>
          </text:list>
        </text:list-item>
      </text:list>
      <text:list xml:id="list130835470739761" text:continue-list="list3948633020" text:style-name="L6">
        <text:list-item>
          <text:p text:style-name="P30"><text:span text:style-name="T17">Weapons Safety Cover</text:span><text:span text:style-name="T24"> ... </text:span><text:span text:style-name="T18">Down</text:span><text:span text:style-name="T24"> (</text:span><text:span text:style-name="T17">Flip-down Trigger press</text:span><text:span text:style-name="T24">, tab on front of stick flips </text:span><text:span text:style-name="T17">down</text:span><text:span text:style-name="T24"> to engage trigger)</text:span></text:p>
        </text:list-item>
        <text:list-item>
          <text:p text:style-name="P18">Fire with <text:span text:style-name="T10">Trigger</text:span>.</text:p>
        </text:list-item>
      </text:list>
      <text:list xml:id="list3618788458" text:style-name="L8">
        <text:list-item>
          <text:list>
            <text:list-item>
              <text:p text:style-name="P31"><text:span text:style-name="T23">There is no rounds counter, but </text:span><text:span text:style-name="T25">total firing time is about </text:span><text:span text:style-name="T19">1m20s</text:span><text:span text:style-name="T25">!</text:span></text:p>
            </text:list-item>
          </text:list>
        </text:list-item>
      </text:list>
      <text:list xml:id="list122149611" text:style-name="L9">
        <text:list-item>
          <text:p text:style-name="P22"><text:span text:style-name="T36">You can fire the GSh-23 cannon at the same time (provided firing parameters for the cannon are met) by turning on the </text:span><text:span text:style-name="T11">PK3+GS switch</text:span><text:span text:style-name="T36"> (black guarded switch on left instrument panel)</text:span></text:p>
        </text:list-item>
      </text:list>
      <text:p text:style-name="P8"/>
      <text:p text:style-name="P4"><text:span text:style-name="T14">Missiles -- </text:span><text:span text:style-name="T42">R-60M </text:span><text:span text:style-name="T43">limited </text:span><text:span text:style-name="T42">all-aspect IR, R-3S rear-aspect IR</text:span></text:p>
      <text:list xml:id="list432496149" text:style-name="L10">
        <text:list-item>
          <text:p text:style-name="P32"><text:span text:style-name="T16">WEAPON CARRIER</text:span><text:span text:style-name="T23"> pushbutton</text:span><text:span text:style-name="T26">s</text:span><text:span text:style-name="T23"> ... Select </text:span><text:span text:style-name="T28">missile </text:span><text:span text:style-name="T23">pylons (</text:span><text:span text:style-name="T27">left</text:span><text:span text:style-name="T23"> button is outer</text:span><text:span text:style-name="T29">, always outer pylons</text:span><text:span text:style-name="T23">)</text:span></text:p>
        </text:list-item>
      </text:list>
      <text:list xml:id="list1606536848" text:style-name="L11">
        <text:list-item>
          <text:list>
            <text:list-item>
              <text:p text:style-name="P20">Both pylons can be selected at once; if different weapons are loaded, <text:span text:style-name="T41">only outer </text:span>pylons<text:span text:style-name="T41"> will fire.</text:span></text:p>
            </text:list-item>
            <text:list-item>
              <text:p text:style-name="P20">To deselect a pylon, press the small gray button below the white pushbutton.</text:p>
            </text:list-item>
          </text:list>
        </text:list-item>
      </text:list>
      <text:list xml:id="list130834367979115" text:continue-list="list432496149" text:style-name="L10">
        <text:list-item>
          <text:p text:style-name="P34"><text:span text:style-name="T15">CONTROL SS </text:span><text:span text:style-name="T17">H</text:span><text:span text:style-name="T15">EATING and GLOWING switches</text:span><text:span text:style-name="T32"> ... </text:span><text:span text:style-name="T15">ON</text:span><text:span text:style-name="T32"> (left wall outboard of throttle, hidden under canopy rail), and </text:span><text:span text:style-name="T15">adjust tone volume</text:span><text:span text:style-name="T32"> as needed with knob</text:span></text:p>
        </text:list-item>
        <text:list-item>
          <text:p text:style-name="P35"><text:span text:style-name="T17">A</text:span><text:span text:style-name="T15">/A switch</text:span><text:span text:style-name="T32"> ... </text:span><text:span text:style-name="T15">PORT</text:span><text:span text:style-name="T32"> or </text:span><text:span text:style-name="T15">STARB</text:span><text:span text:style-name="T32"> (</text:span><text:span text:style-name="T15">B3</text:span><text:span text:style-name="T32"> or </text:span><text:span text:style-name="T15">B6 buttons</text:span><text:span text:style-name="T32">) (left instrument panel)</text:span></text:p>
        </text:list-item>
        <text:list-item>
          <text:p text:style-name="P32"><text:span text:style-name="T17">Weapons Safety Cover</text:span><text:span text:style-name="T24"> ... </text:span><text:span text:style-name="T18">Down</text:span><text:span text:style-name="T24"> (</text:span><text:span text:style-name="T17">Flip-down Trigger press</text:span><text:span text:style-name="T24">, tab on front of stick flips </text:span><text:span text:style-name="T17">down</text:span><text:span text:style-name="T24"> to engage trigger)</text:span></text:p>
        </text:list-item>
        <text:list-item>
          <text:p text:style-name="P21">Fire with <text:span text:style-name="T10">Trigger</text:span>.</text:p>
        </text:list-item>
        <text:list-item>
          <text:p text:style-name="P33"><text:span text:style-name="T21">Switch to next missile</text:span><text:span text:style-name="T31"> with: </text:span><text:span text:style-name="T21">A/A switch</text:span><text:span text:style-name="T31"> ... </text:span><text:span text:style-name="T21">STARB</text:span><text:span text:style-name="T31"> or </text:span><text:span text:style-name="T21">PORT</text:span><text:span text:style-name="T31"> (</text:span><text:span text:style-name="T21">B6</text:span><text:span text:style-name="T31"> or </text:span><text:span text:style-name="T21">B3 buttons</text:span><text:span text:style-name="T31">) (left instrument panel)</text:span></text:p>
        </text:list-item>
      </text:list>
      <text:list xml:id="list3777381264" text:style-name="L12">
        <text:list-item>
          <text:p text:style-name="P23">There is no ranging information, and the missile can lock well outside its effective range, so when in doubt, get closer.</text:p>
        </text:list-item>
        <text:list-item>
          <text:p text:style-name="P23">There is no cage/uncag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02T13:08:34.054000000</dc:date>
    <meta:editing-duration>PT7H46M15S</meta:editing-duration>
    <meta:editing-cycles>5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8" meta:word-count="670" meta:character-count="3664" meta:non-whitespace-character-count="3079"/>
  </office:meta>
</office:document-meta>
</file>